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Section_20_Header-notes">
      <style:graphic-properties draw:fill-color="#ffffff" fo:min-height="12.572cm"/>
    </style:style>
    <style:style style:name="P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9pt"/>
    </style:style>
    <style:style style:name="P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style:paragraph-properties fo:margin-left="0cm" fo:margin-right="0cm" fo:margin-top="0.134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.127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.127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ranklin Gothic Medium" fo:font-size="16pt" fo:letter-spacing="0.053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Franklin Gothic Medium" fo:font-size="42pt" fo:letter-spacing="0.053cm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ranklin Gothic Medium" fo:font-size="19pt" fo:letter-spacing="0.053cm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variant="normal" fo:text-transform="none" fo:color="#464653" style:text-line-through-style="none" style:text-line-through-type="none" style:text-position="0% 100%" style:font-name="Franklin Gothic Medium" fo:font-size="28pt" fo:letter-spacing="0.053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64653" style:text-line-through-style="none" style:text-line-through-type="none" style:text-position="0% 100%" style:font-name="Franklin Gothic Medium" fo:font-size="28pt" fo:letter-spacing="0.053cm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464653" style:text-line-through-style="none" style:text-line-through-type="none" style:text-position="0% 100%" style:font-name="Franklin Gothic Medium" fo:font-size="24pt" fo:letter-spacing="0.035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Franklin Gothic Medium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464653" style:text-line-through-style="none" style:text-line-through-type="none" style:text-position="0% 100%" style:font-name="Franklin Gothic Medium" fo:font-size="24pt" fo:letter-spacing="0.053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b292ca" style:text-line-through-style="none" style:text-line-through-type="none" style:text-position="0% 100%" style:font-name="Franklin Gothic Medium" fo:font-size="24pt" fo:letter-spacing="0.053cm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727c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27c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9fb8c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27ca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28cm" text:min-label-width="0.634cm"/>
        <style:text-properties fo:color="#727ca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ndings" draw:style-name="dp1" draw:master-page-name="Title_20_Slide" presentation:presentation-page-layout-name="AL1T0">
        <draw:frame draw:name="Subtitle 2" presentation:style-name="pr1" draw:text-style-name="P2" draw:layer="layout" svg:width="5.502cm" svg:height="4.8cm" svg:x="19.501cm" svg:y="13.725cm" presentation:class="subtitle" presentation:user-transformed="true">
          <draw:text-box>
            <text:p text:style-name="P1"><text:span text:style-name="T1">Emily Comeau</text:span></text:p>
            <text:p text:style-name="P1"><text:span text:style-name="T1">DHCS</text:span></text:p>
            <text:p text:style-name="P1"><text:span text:style-name="T1">Loyola University</text:span></text:p>
            <text:p text:style-name="P1"><text:span text:style-name="T1">Nov. 10, 2018</text:span></text:p>
            <text:p text:style-name="P1"><text:span text:style-name="T1"/></text:p>
          </draw:text-box>
        </draw:frame>
        <draw:frame draw:name="Title 1" presentation:style-name="pr2" draw:text-style-name="P4" draw:layer="layout" svg:width="17.567cm" svg:height="5.079cm" svg:x="1.27cm" svg:y="5.703cm" presentation:class="title" presentation:user-transformed="true">
          <draw:text-box>
            <text:p text:style-name="P3"><text:span text:style-name="T2">Endings</text:span></text:p>
          </draw:text-box>
        </draw:frame>
        <draw:custom-shape draw:name="Subtitle 2" draw:style-name="gr1" draw:text-style-name="P6" draw:layer="layout" svg:width="14.103cm" svg:height="2.999cm" svg:x="4.899cm" svg:y="9.325cm">
          <text:p text:style-name="P5"><text:span text:style-name="T3">Concluding, Archiving, and Preserving Digital Projects for Long-Term Us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Overview" draw:style-name="dp1" draw:master-page-name="Title_20_and_20_Content" presentation:presentation-page-layout-name="AL2T11">
        <draw:frame draw:name="Content Placeholder 1" presentation:style-name="pr4" draw:text-style-name="P10" draw:layer="layout" svg:width="23.354cm" svg:height="12.242cm" svg:x="0.946cm" svg:y="5.083cm" presentation:class="outline" presentation:user-transformed="true">
          <draw:text-box>
            <text:list text:style-name="L4">
              <text:list-item>
                <text:p text:style-name="P8"><text:span text:style-name="T4">Goals of the </text:span><text:span text:style-name="T5">Endings</text:span><text:span text:style-name="T4"> project</text:span></text:p>
              </text:list-item>
              <text:list-item>
                <text:p text:style-name="P8"><text:span text:style-name="T4">Case studies</text:span></text:p>
              </text:list-item>
              <text:list-item>
                <text:p text:style-name="P8"><text:span text:style-name="T4">Initial result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ositive</text:span></text:p>
                  </text:list-item>
                  <text:list-item>
                    <text:p text:style-name="P9"><text:span text:style-name="T6">negative </text:span></text:p>
                  </text:list-item>
                </text:list>
              </text:list-item>
              <text:list-item>
                <text:p text:style-name="P8"><text:span text:style-name="T4">Our recommendations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Presentation Overvie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ndings project" draw:style-name="dp1" draw:master-page-name="Title_20_and_20_Content" presentation:presentation-page-layout-name="AL2T11">
        <draw:frame draw:name="Content Placeholder 1" presentation:style-name="pr4" draw:text-style-name="P10" draw:layer="layout" svg:width="23.354cm" svg:height="12.242cm" svg:x="1.058cm" svg:y="4.775cm" presentation:class="outline" presentation:user-transformed="true">
          <draw:text-box>
            <text:p xml:id="id1" text:id="id1" text:style-name="P13"><text:span text:style-name="T4">How do DH projects end and where should they be archived to maintain their dynamic, interactive features?</text:span></text:p>
            <text:p text:style-name="P14"><text:span text:style-name="T4"/></text:p>
            <text:p xml:id="id2" text:id="id2" text:style-name="P13"><text:span text:style-name="T4">What factors ensure the survival or precipitate the disappearance of DH projects?</text:span></text:p>
            <text:p text:style-name="P14"><text:span text:style-name="T4"/></text:p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The Endings project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ies" draw:style-name="dp1" draw:master-page-name="Title_20_and_20_Content" presentation:presentation-page-layout-name="AL2T11">
        <draw:frame draw:name="Content Placeholder 1" presentation:style-name="pr4" draw:text-style-name="P10" draw:layer="layout" svg:width="23.354cm" svg:height="12.242cm" svg:x="1.058cm" svg:y="4.775cm" presentation:class="outline" presentation:user-transformed="true">
          <draw:text-box>
            <text:p text:style-name="P13"><text:span text:style-name="T5">Le Mariage sous L’Ancien Régime</text:span></text:p>
            <text:p text:style-name="P13"><text:span text:style-name="T5"/></text:p>
            <text:p text:style-name="P15"><text:span text:style-name="T8">Dr. Claire Carlin</text:span></text:p>
            <text:p text:style-name="P15"><text:span text:style-name="T8"/></text:p>
            <text:list text:style-name="L4">
              <text:list-item>
                <text:p text:style-name="P16"><text:span text:style-name="T9"><text:a xlink:href="https://mariage.uvic.ca/" xlink:type="simple">https://mariage.uvic.ca</text:a></text:span><text:span text:style-name="T9"><text:a xlink:href="https://mariage.uvic.ca/" xlink:type="simple">/</text:a></text:span><text:span text:style-name="T8"><text:s text:c="2"/>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ies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242cm" svg:x="1.058cm" svg:y="4.775cm" presentation:class="outline" presentation:user-transformed="true">
          <draw:text-box>
            <text:p text:style-name="P13"><text:span text:style-name="T5">Map of Early Modern London </text:span></text:p>
            <text:p text:style-name="P13"><text:span text:style-name="T4"/></text:p>
            <text:p text:style-name="P15"><text:span text:style-name="T8">Dr. Janelle Jenstad</text:span></text:p>
            <text:p text:style-name="P15"><text:span text:style-name="T8"/></text:p>
            <text:list text:style-name="L4">
              <text:list-item>
                <text:p text:style-name="P16"><text:span text:style-name="T9"><text:a xlink:href="https://mapoflondon.uvic.ca/" xlink:type="simple">https</text:a></text:span><text:span text:style-name="T9"><text:a xlink:href="https://mapoflondon.uvic.ca/" xlink:type="simple">://mapoflondon.uvic.ca</text:a></text:span><text:span text:style-name="T9"><text:a xlink:href="https://mapoflondon.uvic.ca/" xlink:type="simple">/</text:a></text:span><text:span text:style-name="T8"><text:s/>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ies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242cm" svg:x="1.058cm" svg:y="4.775cm" presentation:class="outline" presentation:user-transformed="true">
          <draw:text-box>
            <text:p text:style-name="P13"><text:span text:style-name="T5">Nxa'amxcín Database/Dictionary</text:span></text:p>
            <text:p text:style-name="P13"><text:span text:style-name="T4"/></text:p>
            <text:p text:style-name="P15"><text:span text:style-name="T8">Dr. Ewa Czaykowska-Higgins</text:span></text:p>
            <text:p text:style-name="P15"><text:span text:style-name="T8"/></text:p>
            <text:list text:style-name="L4">
              <text:list-item>
                <text:p text:style-name="P16"><text:span text:style-name="T9"><text:a xlink:href="http://nflrc.hawaii.edu/ldc/ldc-vol-8-2014/" xlink:type="simple">http://nflrc.hawaii.edu/ldc/ldc-vol-8-2014</text:a></text:span><text:span text:style-name="T9"><text:a xlink:href="http://nflrc.hawaii.edu/ldc/ldc-vol-8-2014/" xlink:type="simple">/</text:a></text:span><text:span text:style-name="T8"><text:s/>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e studies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242cm" svg:x="1.058cm" svg:y="4.775cm" presentation:class="outline" presentation:user-transformed="true">
          <draw:text-box>
            <text:p text:style-name="P13"><text:span text:style-name="T5">Robert Graves’ Diary</text:span></text:p>
            <text:p text:style-name="P13"><text:span text:style-name="T4"/></text:p>
            <text:p text:style-name="P15"><text:span text:style-name="T8">Dr. Elizabeth Grove-White</text:span></text:p>
            <text:p text:style-name="P15"><text:span text:style-name="T8"/></text:p>
            <text:list text:style-name="L4">
              <text:list-item>
                <text:p text:style-name="P16"><text:span text:style-name="T9"><text:a xlink:href="http://spcoll.library.uvic.ca/Digit/GravesDiaryProject/home.htm" xlink:type="simple">http://</text:a></text:span><text:span text:style-name="T9"><text:a xlink:href="http://spcoll.library.uvic.ca/Digit/GravesDiaryProject/home.htm" xlink:type="simple">spcoll.library.uvic.ca/Digit/GravesDiaryProject/home.htm</text:a></text:span><text:span text:style-name="T8"><text:s/>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ology" draw:style-name="dp1" draw:master-page-name="Title_20_and_20_Content" presentation:presentation-page-layout-name="AL2T11">
        <draw:frame draw:name="Content Placeholder 1" presentation:style-name="pr4" draw:text-style-name="P10" draw:layer="layout" svg:width="23.354cm" svg:height="12.242cm" svg:x="1.058cm" svg:y="4.775cm" presentation:class="outline" presentation:user-transformed="true">
          <draw:text-box>
            <text:list text:style-name="L4">
              <text:list-item>
                <text:p text:style-name="P8"><text:span text:style-name="T4">Constructivist grounded theory (CGT)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Narrative inquiry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Phenomenology</text:span></text:p>
              </text:list-item>
            </text:list>
            <text:p text:style-name="P13"><text:span text:style-name="T4"/></text:p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methodolo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: positive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3.35cm" svg:x="1.058cm" svg:y="4.775cm" presentation:class="outline" presentation:user-transformed="true">
          <draw:text-box>
            <text:list text:style-name="L4">
              <text:list-item>
                <text:p xml:id="id3" text:id="id3" text:style-name="P8"><text:span text:style-name="T4">Institutional support, community of practice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4" text:id="id4" text:style-name="P8"><text:span text:style-name="T4">Separating content, structure, and processing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5" text:id="id5" text:style-name="P8"><text:span text:style-name="T4">Pan-institutional partnerships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6" text:id="id6" text:style-name="P8"><text:span text:style-name="T4">Consistency in coding and markup procedures, fastidious metadata;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Results: posi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: positive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3.35cm" svg:x="1.058cm" svg:y="4.775cm" presentation:class="outline" presentation:user-transformed="true">
          <draw:text-box>
            <text:list text:style-name="L4">
              <text:list-item>
                <text:p xml:id="id7" text:id="id7" text:style-name="P8"><text:span text:style-name="T4">Agreements between parties for responsibility and support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8" text:id="id8" text:style-name="P8"><text:span text:style-name="T4">Storing multiple versions in different places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9" text:id="id9" text:style-name="P8"><text:span text:style-name="T4">Using software that is stable and easily maintained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0" text:id="id10" text:style-name="P8"><text:span text:style-name="T4">Preservation to support project goals.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Results: posi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: Negative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95cm" svg:x="1.058cm" svg:y="4.775cm" presentation:class="outline" presentation:user-transformed="true">
          <draw:text-box>
            <text:list text:style-name="L4">
              <text:list-item>
                <text:p xml:id="id11" text:id="id11" text:style-name="P8"><text:span text:style-name="T4">Lack of resources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2" text:id="id12" text:style-name="P8"><text:span text:style-name="T4">Lack of institutional support and integration, change in institutional leadership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3" text:id="id13" text:style-name="P8"><text:span text:style-name="T4">PI leaves, project no longer accessible; 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4" text:id="id14" text:style-name="P8"><text:span text:style-name="T4">No licensing agreement or ownership, hosting, and maintenance responsibilities are unclear;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Results: Neg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: Negative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95cm" svg:x="1.058cm" svg:y="4.775cm" presentation:class="outline" presentation:user-transformed="true">
          <draw:text-box>
            <text:list text:style-name="L4">
              <text:list-item>
                <text:p xml:id="id15" text:id="id15" text:style-name="P8"><text:span text:style-name="T4">No preservation or sustainability plan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6" text:id="id16" text:style-name="P8"><text:span text:style-name="T4">Fragile hosting; 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7" text:id="id17" text:style-name="P8"><text:span text:style-name="T4">Multiple complex parts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18" text:id="id18" text:style-name="P8"><text:span text:style-name="T4">Software or applications that are not easily maintained.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Results: Neg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r recommendations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242cm" svg:x="1.058cm" svg:y="4.775cm" presentation:class="outline" presentation:user-transformed="true">
          <draw:text-box>
            <text:list text:style-name="L4">
              <text:list-item>
                <text:p xml:id="id19" text:id="id19" text:style-name="P8"><text:span text:style-name="T4">Use well-supported and easily flattened markup languages (e.g. XML and HTML)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20" text:id="id20" text:style-name="P8"><text:span text:style-name="T4">Preserve copies of the project in multiple repositories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21" text:id="id21" text:style-name="P8"><text:span text:style-name="T4">Make sure any websites are crawled and dumped regularly, check the Wayback Machine, and create mirror sites;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Our recommendation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r recommendations" draw:style-name="dp1" draw:master-page-name="Title_20_and_20_Content" presentation:presentation-page-layout-name="AL2T11">
        <draw:frame draw:name="Content Placeholder 1" presentation:style-name="pr7" draw:text-style-name="P10" draw:layer="layout" svg:width="23.354cm" svg:height="12.242cm" svg:x="1.058cm" svg:y="4.775cm" presentation:class="outline" presentation:user-transformed="true">
          <draw:text-box>
            <text:list text:style-name="L4">
              <text:list-item>
                <text:p xml:id="id22" text:id="id22" text:style-name="P8"><text:span text:style-name="T4">Develop a strategy for preserving non-text media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23" text:id="id23" text:style-name="P8"><text:span text:style-name="T4">Consider what aspects of the project you hope to preserve, or that must be preserved;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xml:id="id24" text:id="id24" text:style-name="P8"><text:span text:style-name="T4">Agreements for data ownership, support and resources, and responsibilities for project maintenance.</text:span></text:p>
              </text:list-item>
            </text:list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Our recommendation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ding points" draw:style-name="dp1" draw:master-page-name="Title_20_and_20_Content" presentation:presentation-page-layout-name="AL2T11">
        <draw:frame draw:name="Content Placeholder 1" presentation:style-name="pr4" draw:text-style-name="P10" draw:layer="layout" svg:width="23.354cm" svg:height="12.242cm" svg:x="1.058cm" svg:y="4.775cm" presentation:class="outline" presentation:user-transformed="true">
          <draw:text-box>
            <text:p text:style-name="P13"><text:span text:style-name="T4">Next steps for </text:span><text:span text:style-name="T5">Endings:</text:span></text:p>
            <text:p text:style-name="P13"><text:span text:style-name="T5"/></text:p>
            <text:list text:style-name="L4">
              <text:list-item>
                <text:p text:style-name="P14"><text:span text:style-name="T4">Analysis</text:span></text:p>
              </text:list-item>
              <text:list-item>
                <text:p text:style-name="P14"><text:span text:style-name="T4">Toolkits</text:span></text:p>
              </text:list-item>
              <text:list-item>
                <text:p text:style-name="P14"><text:span text:style-name="T4">Knowledge mobilization</text:span></text:p>
              </text:list-item>
            </text:list>
            <text:p text:style-name="P14"><text:span text:style-name="T4"/></text:p>
            <text:p text:style-name="P14"><text:span text:style-name="T4"/></text:p>
            <text:p text:style-name="P14"><text:span text:style-name="T4"/></text:p>
          </draw:text-box>
        </draw:frame>
        <draw:frame draw:name="Title 2" presentation:style-name="pr5" draw:text-style-name="P12" draw:layer="layout" svg:width="23.28cm" svg:height="2.928cm" svg:x="1.058cm" svg:y="0.988cm" presentation:class="title" presentation:user-transformed="true">
          <draw:text-box>
            <text:p text:style-name="P11"><text:span text:style-name="T7">Concluding po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!" draw:style-name="dp1" draw:master-page-name="Section_20_Header">
        <draw:frame draw:name="Title 3" presentation:style-name="pr8" draw:text-style-name="P4" draw:layer="layout" svg:width="17.567cm" svg:height="4.571cm" svg:x="1.058cm" svg:y="8.034cm" presentation:class="title" presentation:user-transformed="true">
          <draw:text-box>
            <text:p text:style-name="P3"><text:span text:style-name="T2">Tha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64653" style:text-outline="false" style:text-line-through-style="none" style:text-line-through-type="none" style:text-position="0% 100%" style:font-name="Franklin Gothic Medium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64653" style:text-outline="false" style:text-line-through-style="none" style:text-line-through-type="none" style:text-position="0% 100%" style:font-name="Franklin Gothic Medium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64653" style:text-outline="false" style:text-line-through-style="none" style:text-line-through-type="none" style:text-position="0% 100%" style:font-name="Franklin Gothic Medium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464653" style:text-line-through-style="none" style:text-line-through-type="none" style:text-position="0% 100%" style:font-name="Franklin Gothic Medium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dde9e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fill="solid" draw:fill-color="#4646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727ca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Section_20_Header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e9ec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64653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727ca3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4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top="0cm" fo:margin-bottom="0cm" fo:line-height="100%" fo:text-align="center" style:punctuation-wrap="hanging" style:writing-mode="lr-tb"/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T1" style:family="text">
      <style:text-properties fo:font-variant="normal" fo:text-transform="none" fo:color="#dde9ec" style:text-line-through-style="none" style:text-line-through-type="none" style:text-position="0% 100%" style:font-name="Franklin Gothic Medium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Medium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Franklin Gothic Medium" fo:font-size="42pt" fo:letter-spacing="0.053cm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font-variant="normal" fo:text-transform="none" fo:color="#464653" style:text-line-through-style="none" style:text-line-through-type="none" style:text-position="0% 100%" style:font-name="Franklin Gothic Medium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64653" style:text-line-through-style="none" style:text-line-through-type="none" style:text-position="0% 100%" style:font-name="Franklin Gothic Medium" fo:font-size="18pt" fo:letter-spacing="0.035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653" style:text-line-through-style="none" style:text-line-through-type="none" style:text-position="0% 100%" style:font-name="Franklin Gothic Medium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653" style:text-line-through-style="none" style:text-line-through-type="none" style:text-position="0% 100%" style:font-name="Franklin Gothic Medium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Franklin Gothic Medium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9" style:family="text">
      <style:text-properties fo:font-variant="normal" fo:text-transform="none" fo:color="#464653" style:text-line-through-style="none" style:text-line-through-type="none" style:text-position="0% 100%" style:font-name="Franklin Gothic Medium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Franklin Gothic Medium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dde9ec" style:text-line-through-style="none" style:text-line-through-type="none" style:text-position="0% 100%" style:font-name="Franklin Gothic Medium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dde9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9fb8c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9fb8c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d2da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9fb8c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d2da7a" fo:font-size="100%"/>
      </text:list-level-style-bullet>
      <text:list-level-style-bullet text:level="4" text:bullet-char="">
        <style:list-level-properties text:space-before="2.541cm" text:min-label-width="0.507cm"/>
        <style:text-properties fo:font-family="Wingdings" style:font-pitch="variable" style:font-charset="x-symbol" fo:color="#fada7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727ca3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9fb8c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d2da7a" fo:font-size="100%"/>
      </text:list-level-style-bullet>
      <text:list-level-style-bullet text:level="4" text:bullet-char="">
        <style:list-level-properties text:space-before="2.541cm" text:min-label-width="0.507cm"/>
        <style:text-properties fo:font-family="Wingdings" style:font-pitch="variable" style:font-charset="x-symbol" fo:color="#fada7a" fo:font-size="100%"/>
      </text:list-level-style-bullet>
      <text:list-level-style-bullet text:level="5" text:bullet-char="">
        <style:list-level-properties text:space-before="3.049cm" text:min-label-width="0.507cm"/>
        <style:text-properties fo:font-family="Wingdings" style:font-pitch="variable" style:font-charset="x-symbol" fo:color="#8e73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727ca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4.532cm" svg:height="14.014cm" svg:x="0.423cm" svg:y="4.5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4.482cm" svg:height="3.739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7" draw:layer="backgroundobjects" svg:width="5.502cm" svg:height="18.211cm" svg:x="19.47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8.626cm" svg:height="18.202cm" svg:x="0.423cm" svg:y="0.4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9" presentation:style-name="Mpr1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1"><text:date style:data-style-name="D1" text:date-value="2018-11-15">18-11-15</text:date></text:span></text:p>
        </draw:text-box>
      </draw:frame>
      <draw:frame draw:name="Slide Number Placeholder 10" presentation:style-name="Mpr2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Footer Placeholder 11" presentation:style-name="Mpr1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Title 12" presentation:style-name="Mpr3" draw:text-style-name="MP12" draw:layer="backgroundobjects" svg:width="17.567cm" svg:height="5.079cm" svg:x="1.27cm" svg:y="5.703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4.532cm" svg:height="14.014cm" svg:x="0.423cm" svg:y="4.5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4.482cm" svg:height="3.739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" draw:text-style-name="MP18" draw:layer="backgroundobjects" svg:width="23.354cm" svg:height="12.242cm" svg:x="1.058cm" svg:y="4.775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9"><text:date style:data-style-name="D1" text:date-value="2018-11-15">18-11-15</text:date></text:span></text:p>
        </draw:text-box>
      </draw:frame>
      <draw:frame draw:name="Footer Placeholder 4" presentation:style-name="Mpr7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draw:name="Title 6" presentation:style-name="Mpr9" draw:text-style-name="MP20" draw:layer="backgroundobjects" svg:width="23.28cm" svg:height="2.928cm" svg:x="1.058cm" svg:y="0.988cm" presentation:class="title" presentation:user-transformed="true">
        <draw:text-box>
          <text:p text:style-name="MP19"><text:span text:style-name="MT10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8" draw:style-name="Mgr3" draw:text-style-name="MP5" draw:layer="backgroundobjects" drawooo:display="printer" svg:width="24.532cm" svg:height="14.014cm" svg:x="0.423cm" svg:y="4.5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4.482cm" svg:height="3.739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5.502cm" svg:height="18.211cm" svg:x="19.47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8.626cm" svg:height="18.202cm" svg:x="0.423cm" svg:y="0.4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2" draw:text-style-name="MP18" draw:layer="backgroundobjects" svg:width="4.444cm" svg:height="4.571cm" svg:x="19.897cm" svg:y="8.034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frame draw:name="Date Placeholder 8" presentation:style-name="Mpr13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2"><text:date style:data-style-name="D1" text:date-value="2018-11-15">18-11-15</text:date></text:span></text:p>
        </draw:text-box>
      </draw:frame>
      <draw:frame draw:name="Slide Number Placeholder 9" presentation:style-name="Mpr14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Footer Placeholder 10" presentation:style-name="Mpr13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Title 11" presentation:style-name="Mpr15" draw:text-style-name="MP12" draw:layer="backgroundobjects" svg:width="17.567cm" svg:height="4.571cm" svg:x="1.058cm" svg:y="8.034cm" presentation:class="title" presentation:user-transformed="true">
        <draw:text-box>
          <text:p text:style-name="MP11"><text:span text:style-name="MT3">Click to edit Master title style</text:span></text:p>
        </draw:text-box>
      </draw:frame>
      <presentation:notes style:page-layout-name="PM0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ndings</dc:title>
    <meta:initial-creator>Emily Comeau</meta:initial-creator>
    <dc:creator>Emily Comeau</dc:creator>
    <meta:editing-cycles>11</meta:editing-cycles>
    <meta:creation-date>2018-11-06T22:35:54</meta:creation-date>
    <dc:date>2018-11-10T09:48:52</dc:date>
    <meta:editing-duration>PT17H46M</meta:editing-duration>
    <meta:generator>LibreOffice/6.0.6.2$Linux_X86_64 LibreOffice_project/00m0$Build-2</meta:generator>
    <meta:document-statistic meta:object-count="1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Grid" xlink:href=""/>
  </office:meta>
</office:document-meta>
</file>